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wiss" style:font-pitch="variable"/>
    <style:font-face style:name="DejaVu Sans5" svg:font-family="'DejaVu Sans'" style:font-family-generic="system" style:font-pitch="variable" style:font-charset="x-symbol"/>
    <style:font-face style:name="DejaVu Sans6" svg:font-family="'DejaVu Sans'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6.35cm"/>
      <style:paragraph-properties style:writing-mode="lr-tb"/>
    </style:style>
    <style:style style:name="pr2" style:family="presentation" style:parent-style-name="Default-subtitle">
      <style:graphic-properties draw:fill-color="#ffffff" fo:min-height="3.92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9999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6.35cm" svg:x="1.471cm" svg:y="2.54cm" presentation:class="title" presentation:user-transformed="true">
          <draw:text-box>
            <text:p>Управляющие устройства технологическими процессами</text:p>
          </draw:text-box>
        </draw:frame>
        <draw:frame presentation:style-name="pr2" draw:text-style-name="P2" draw:layer="layout" svg:width="25.199cm" svg:height="3.929cm" svg:x="1.4cm" svg:y="8.89cm" presentation:class="subtitle" presentation:user-transformed="true">
          <draw:text-box>
            <text:p text:style-name="P1">Лабораторные работы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1: Техническое задание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header>
                <text:p>Составить техническое задание со слов заказчика</text:p>
              </text:list-header>
              <text:list-item>
                <text:p>Выяснить уровень владения темой</text:p>
              </text:list-item>
              <text:list-item>
                <text:p>Уточнить неясные формулировки</text:p>
              </text:list-item>
              <text:list-item>
                <text:p>Выяснить контекст, в котором будет работать система</text:p>
              </text:list-item>
              <text:list-item>
                <text:p>Утвердить решение</text:p>
                <text:p>Результат: Техническое задание на систему автоматик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Работа с заказчиком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header>
                <text:p>Общение с заказчиком должно содержать только термины, доступные для понимания заказчиком</text:p>
              </text:list-header>
              <text:list-item>
                <text:p>Желание показаться “специалистом”</text:p>
              </text:list-item>
              <text:list-item>
                <text:p>Желание сделать общение “максимально точным”</text:p>
                <text:p>Спрашивать у заказчика следует только то, что он способен понять и реально принять решение</text:p>
              </text:list-item>
              <text:list-item>
                <text:p>Какой контроллер использовать</text:p>
              </text:list-item>
              <text:list-item>
                <text:p>Какой разброс температуры допустим</text:p>
              </text:list-item>
              <text:list-item>
                <text:p>Допустимый бюджет</text:p>
                <text:p>Неясные формулировки нужно уточнить, но не превращать их в “допрос”</text:p>
              </text:list-item>
              <text:list-item>
                <text:p>Иногда приходится идти на риск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Техническое задание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header>
                <text:p>Уровни требований (RFC2119)</text:p>
                <text:p>Обязательный – Требование должно быть выполнено</text:p>
              </text:list-header>
              <text:list-item>
                <text:p>MUST – ДОЛЖЕН</text:p>
              </text:list-item>
              <text:list-item>
                <text:p>MUST NOT – НЕ ДОЛЖЕН</text:p>
                <text:p>Желательный – Могут существовать причины отказаться от этого пункта, но отказ должен быть взвешенным и обоснованным</text:p>
              </text:list-item>
              <text:list-item>
                <text:p>SHOULD – СЛЕДУЕТ</text:p>
              </text:list-item>
              <text:list-item>
                <text:p>SHOULD NOT – НЕ СЛЕДУЕТ</text:p>
                <text:p>Дополнительный – На усмотрение разработчика</text:p>
              </text:list-item>
              <text:list-item>
                <text:p>OPTIONAL - ДОПОЛНИТЕЛЬНО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2: Проектирование системы автоматики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header>
                <text:p>Выбрать датчики и управляющие устройства для системы автоматики (через тендер?)</text:p>
              </text:list-header>
              <text:list-item>
                <text:p text:style-name="P3">Сформулировать требования к техническим средствам системы автоматики</text:p>
              </text:list-item>
              <text:list-item>
                <text:p>Определить структуру системы автоматики (включая дополнительные узлы)</text:p>
              </text:list-item>
              <text:list-item>
                <text:p>Определить параметры системы автоматики (включая настраиваемые вручную/автоматически и жесткие)</text:p>
                <text:p>Результат: Проект системы автоматик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Проектирование системы автоматики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Три аспекта (любого) проекта</text:p>
              </text:list-header>
              <text:list-item>
                <text:p>Качество</text:p>
              </text:list-item>
              <text:list-item>
                <text:p>Скорость (простота, технологичность)</text:p>
              </text:list-item>
              <text:list-item>
                <text:p>Цена</text:p>
                <text:p>Вы можете задавать значения только в двух из трех аспектов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3: Протоколы обмена информацией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Обосновать протоколы обмена информацией с датчиками и исполнительными органами</text:p>
              </text:list-header>
              <text:list-item>
                <text:p>Определить требования к протоколам</text:p>
              </text:list-item>
              <text:list-item>
                <text:p>Сконструировать протоколы обмена информацией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4: Алгоритм работы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Составить алгоритм работы устройства</text:p>
              </text:list-header>
              <text:list-item>
                <text:p>На основании технического задания составить алгоритм работы устройств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Алгоритм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Алгори́тм — совокупность точно заданных правил решения некоторого класса задач или набор инструкций, описывающих порядок действий исполнителя для достижения результата</text:p>
              </text:list-header>
              <text:list-item>
                <text:p>Вычислительные алгоритмы преобразуют исходные данные в выходные, реализуя вычисление некоторой функции</text:p>
              </text:list-item>
              <text:list-item>
                <text:p>Управляющие алгоритмы выдают необходимые управляющие воздействия в заданные моменты времени, или в качестве реакции на внешние события (в этом случае управляющий алгоритм может оставаться корректным при бесконечном выполнении)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Свойства алгоритмов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Дискретность — алгоритм должен представлять процесс решения задачи как упорядоченное выполнение некоторых простых шагов. При этом для выполнения каждого шага алгоритма требуется конечный отрезок времени.</text:p>
              </text:list-item>
              <text:list-item>
                <text:p><text:span text:style-name="T1">Детерминированность (определённость) </text:span>— в каждый момент времени следующий шаг работы однозначно определяется состоянием системы. Таким образом, алгоритм выдаёт один и тот же результат (ответ) для одних и тех же исходных данных.</text:p>
              </text:list-item>
              <text:list-item>
                <text:p>Понятность — алгоритм должен включать только те команды, которые доступны исполнителю и входят в его систему команд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Представление алгоритмов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Вербальная </text:span>— на естественном языке</text:p>
              </text:list-item>
              <text:list-item>
                <text:p text:style-name="P3"><text:span text:style-name="T1">Графическая </text:span>— с помощью блок-схем</text:p>
              </text:list-item>
              <text:list-item>
                <text:p><text:span text:style-name="T1">Программная </text:span>— на языке программирования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5: Программа управляющего устройства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Составить программу</text:p>
              </text:list-header>
              <text:list-item>
                <text:p>На основании алгоритма работы и выбранных технических средств составить программу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Взаимодействие с выводами микроконтроллера</text:p>
          </draw:text-box>
        </draw:frame>
        <draw:frame presentation:style-name="pr5" draw:layer="layout" svg:width="11.935cm" svg:height="9.134cm" svg:x="1.4cm" svg:y="3.685cm" presentation:class="outline" presentation:user-transformed="true">
          <draw:text-box>
            <text:list text:style-name="L2">
              <text:list-header>
                <text:p>pin – номер вывода микроконтроллера</text:p>
              </text:list-header>
              <text:list-item>
                <text:p>Установить направление вывода</text:p>
                <text:p>pinMode(pin, mode)</text:p>
                <text:p>mode := OUTPUT | INPUT</text:p>
              </text:list-item>
              <text:list-item>
                <text:p>Прочитать цифровой сигнал</text:p>
                <text:p>digitalRead(pin)</text:p>
              </text:list-item>
            </text:list>
          </draw:text-box>
        </draw:frame>
        <draw:frame presentation:style-name="pr5" draw:layer="layout" svg:width="11.995cm" svg:height="9.134cm" svg:x="14.605cm" svg:y="3.685cm" presentation:class="outline" presentation:user-transformed="true">
          <draw:text-box>
            <text:list text:style-name="L2">
              <text:list-item>
                <text:p>Записать цифровой сигнал</text:p>
                <text:p>digitalWrite(pin, value)</text:p>
                <text:p>value := HIGH | LOW</text:p>
              </text:list-item>
              <text:list-item>
                <text:p>Прочитать аналоговый сигнал</text:p>
                <text:p>analogRead(pin)</text:p>
                <text:p>Возвращает значение 0-102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Hello, World!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Мигающий светодиод</text:p>
              </text:list-item>
              <text:list-item>
                <text:p>Включение/отключение светодиода при нажатии кнопки <text:span text:style-name="T2">(деление на функции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6: Отладка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Описать методику тестирования устройства</text:p>
              </text:list-header>
              <text:list-item>
                <text:p>Определить сущности, которые требуют тестирования</text:p>
              </text:list-item>
              <text:list-item>
                <text:p>Описать тестовые ситуации и ожидаемые результаты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7: Настройка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Описать методику настройки устройства сервисным персоналом</text:p>
              </text:list-header>
              <text:list-item>
                <text:p>Описать сущности, требующие настройки</text:p>
              </text:list-item>
              <text:list-item>
                <text:p>Описать метод настройки и проверки результатов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wiss" style:font-pitch="variable"/>
    <style:font-face style:name="DejaVu Sans5" svg:font-family="'DejaVu Sans'" style:font-family-generic="system" style:font-pitch="variable" style:font-charset="x-symbol"/>
    <style:font-face style:name="DejaVu Sans6" svg:font-family="'DejaVu Sans'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paragraph-properties fo:margin-top="0.746cm" fo:margin-bottom="0.374cm" fo:text-align="center" style:text-autospace="none" style:writing-mode="lr-tb"/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 style:text-scale="99%"/>
    </style:style>
    <style:style style:name="Heading_20_2" style:display-name="Heading 2" style:family="graphic">
      <style:paragraph-properties fo:margin-left="0cm" fo:margin-right="0cm" fo:margin-top="0.623cm" fo:margin-bottom="0.623cm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style-complex="italic" style:font-weight-complex="bold"/>
    </style:style>
    <style:style style:name="Heading_20_3" style:display-name="Heading 3" style:family="graphic">
      <style:paragraph-properties fo:margin-top="0.746cm" fo:margin-bottom="0.187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italic" style:font-weight-complex="bold"/>
    </style:style>
    <style:style style:name="Heading_20_4" style:display-name="Heading 4" style:family="graphic"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Heading_20_5" style:display-name="Heading 5" style:family="graphic">
      <style:paragraph-properties fo:margin-left="1.866cm" fo:margin-right="0cm" fo:margin-top="0.746cm" fo:margin-bottom="0.187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markedcontent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letter-contact" style:family="graphic">
      <style:paragraph-properties style:text-autospace="none"/>
    </style:style>
    <style:style style:name="Знак_20_Знак1" style:display-name="Знак Знак1" style:family="graphic">
      <style:paragraph-properties style:text-autospace="none"/>
      <style:text-properties fo:font-size="12pt" style:font-size-complex="12pt"/>
    </style:style>
    <style:style style:name="Основной_20_текст_5f_" style:display-name="Основной текст_" style:family="graphic">
      <style:paragraph-properties style:text-autospace="none"/>
      <style:text-properties fo:font-size="13pt" style:font-size-complex="13pt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Body_20_text_20__28_3_29__5f_" style:display-name="Body text (3)_" style:family="graphic">
      <style:paragraph-properties style:text-autospace="none"/>
      <style:text-properties fo:font-size="9.5pt" style:font-size-complex="9.5pt"/>
    </style:style>
    <style:style style:name="Основной_20_текст1" style:display-name="Основной текст1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norma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3pt" style:font-style-complex="normal" style:font-weight-complex="normal" style:text-scale="100%"/>
    </style:style>
    <style:style style:name="Основной_20_текст_20__2b__20_Полужирный_3b_Курсив" style:display-name="Основной текст + Полужирный;Курсив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3pt" fo:letter-spacing="normal" fo:language="ru" fo:country="RU" fo:font-style="italic" style:text-underline-style="none" fo:font-weight="bold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3pt" style:font-style-complex="italic" style:font-weight-complex="bold" style:text-scale="100%"/>
    </style:style>
    <style:style style:name="Body_20_text_5f_" style:display-name="Body text_" style:family="graphic">
      <style:paragraph-properties style:text-autospace="none"/>
      <style:text-properties fo:font-size="10.5pt" style:font-size-complex="10.5pt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Знак_20_Знак" style:display-name="Знак Знак" style:family="graphic">
      <style:paragraph-properties style:text-autospace="none"/>
      <style:text-properties fo:color="#000000" loext:opacity="100%" fo:font-size="14pt" fo:font-weight="bold" style:letter-kerning="true" style:font-size-complex="14pt" style:text-scale="99%"/>
    </style:style>
    <style:style style:name="Body_20_Text_20_Indent_20_Char" style:display-name="Body Text Indent Char" style:family="graphic">
      <style:paragraph-properties style:text-autospace="none"/>
      <style:text-properties fo:font-size="12pt" fo:language="none" fo:country="none" style:font-size-complex="12pt" style:language-complex="ar" style:country-complex="SA"/>
    </style:style>
    <style:style style:name="Знак_20_Знак2" style:display-name="Знак Знак2" style:family="graphic">
      <style:paragraph-properties style:text-autospace="none"/>
      <style:text-properties style:font-name="Courier New1" fo:font-family="'Courier New'" style:font-family-generic="modern" fo:language="ru" fo:country="RU" style:font-name-complex="Courier New1" style:font-family-complex="'Courier New'" style:font-family-generic-complex="modern" style:language-complex="ar" style:country-complex="SA"/>
    </style:style>
    <style:style style:name="Знак_20_примечания" style:display-name="Знак примечания" style:family="graphic">
      <style:paragraph-properties style:text-autospace="none"/>
      <style:text-properties fo:font-size="8pt" style:font-size-complex="8pt"/>
    </style:style>
    <style:style style:name="Знак1_20_Знак_20_Знак" style:display-name="Знак1 Знак Знак" style:family="graphic">
      <style:paragraph-properties style:text-autospace="none"/>
    </style:style>
    <style:style style:name="Знак_20_Знак3" style:display-name="Знак Знак3" style:family="graphic">
      <style:paragraph-properties style:text-autospace="none"/>
      <style:text-properties style:font-name="Tahoma" fo:font-family="Tahoma" style:font-family-generic="swiss" style:font-pitch="variable" fo:font-size="8pt" style:font-name-complex="Tahoma" style:font-family-complex="Tahoma" style:font-family-generic-complex="swiss" style:font-pitch-complex="variable" style:font-size-complex="8pt"/>
    </style:style>
    <style:style style:name="Footnote_20_Characters" style:display-name="Footnote Characters" style:family="graphic">
      <style:paragraph-properties style:text-autospace="none"/>
      <style:text-properties style:text-position="super 58%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Знак_20_Знак_20_Знак_20_Знак" style:display-name="Знак Знак Знак Знак" style:family="graphic">
      <style:paragraph-properties style:text-autospace="none"/>
      <style:text-properties fo:font-size="14pt" fo:language="ru" fo:country="RU" fo:font-weight="bold" style:font-size-complex="14pt" style:language-complex="ar" style:country-complex="SA" style:font-style-complex="italic" style:font-weight-complex="bold"/>
    </style:style>
    <style:style style:name="Знак_20_Знак_20_Знак1" style:display-name="Знак Знак Знак1" style:family="graphic">
      <style:paragraph-properties style:text-autospace="none"/>
      <style:text-properties fo:font-size="14pt" fo:language="ru" fo:country="RU" style:font-size-complex="14pt" style:language-complex="ar" style:country-complex="SA" style:font-style-complex="italic" style:font-weight-complex="bold"/>
    </style:style>
    <style:style style:name="Знак_20_Знак_20_Знак" style:display-name="Знак Знак Знак" style:family="graphic">
      <style:paragraph-properties style:text-autospace="none"/>
      <style:text-properties fo:font-size="12pt" fo:language="ru" fo:country="RU" style:font-size-complex="12pt" style:language-complex="ar" style:country-complex="SA"/>
    </style:style>
    <style:style style:name="Page_20_Number" style:display-name="Page Number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fo:color="#000000" loext:opacity="100%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1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WW8Num7z0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WW8Num6z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graphic">
      <style:paragraph-properties style:text-autospace="none"/>
      <style:text-properties fo:font-style="normal" fo:font-weight="normal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msonormal_5f_mr_5f_css_5f_attr" style:display-name="msonormal_mr_css_attr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gmail-msonormalcxspmiddle_5f_mr_5f_css_5f_attr" style:display-name="gmail-msonormalcxspmiddle_mr_css_attr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gmail-msonormalcxspfirst_5f_mr_5f_css_5f_attr" style:display-name="gmail-msonormalcxspfirst_mr_css_attr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sPlusNormal" style:family="graphic">
      <style:paragraph-properties fo:text-align="start" style:text-autospace="none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nge" style:family="graphic">
      <style:paragraph-properties fo:margin-left="0cm" fo:margin-right="0cm" fo:text-align="start" fo:text-indent="0.88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бычный1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3" style:display-name="Основной текст3" style:family="graphic">
      <style:paragraph-properties fo:margin-left="0cm" fo:margin-right="0cm" fo:margin-top="1.12cm" fo:margin-bottom="0.746cm" fo:line-height="0.508cm" fo:text-align="justify" fo:text-indent="-1.494cm" style:text-autospace="none" style:writing-mode="lr-tb"/>
      <style:text-properties fo:color="#000000" loext:opacity="100%" style:font-name="Times New Roman" fo:font-family="'Times New Roman'" style:font-family-generic="roman" style:font-pitch="variable" fo:font-size="13pt" fo:language="none" fo:country="none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style:language-complex="ar" style:country-complex="SA"/>
    </style:style>
    <style:style style:name="Default" style:family="graphic">
      <style:paragraph-properties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ody_20_text_20__28_3_29_" style:display-name="Body text (3)" style:family="graphic">
      <style:paragraph-properties style:line-height-at-least="0.746cm"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9.5pt" fo:language="none" fo:country="none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 style:language-complex="ar" style:country-complex="SA"/>
    </style:style>
    <style:style style:name="Body_20_text" style:display-name="Body text" style:family="graphic">
      <style:paragraph-properties fo:margin-left="0cm" fo:margin-right="0cm" fo:margin-top="0cm" fo:margin-bottom="0.933cm" style:line-height-at-least="0.746cm" fo:text-align="start" fo:text-indent="-1.556cm" style:text-autospace="none" style:writing-mode="lr-tb"/>
      <style:text-properties fo:color="#000000" loext:opacity="100%" style:font-name="Times New Roman" fo:font-family="'Times New Roman'" style:font-family-generic="roman" style:font-pitch="variable" fo:font-size="10.5pt" fo:language="none" fo:country="none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.5pt" style:language-complex="ar" style:country-complex="SA"/>
    </style:style>
    <style:style style:name="Обычный_20__28_веб_29_" style:display-name="Обычный (веб)" style:family="graphic">
      <style:paragraph-properties fo:margin-top="0.871cm" fo:margin-bottom="0.871cm" fo:text-align="start" style:text-autospace="none" style:writing-mode="lr-tb"/>
      <style:text-properties fo:color="#1428c7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graphic">
      <style:paragraph-properties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ody_20_Text_20_Indent" style:display-name="Body Text Indent" style:family="graphic"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none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Абзац_20_списка" style:display-name="Абзац списка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Тема_20_примечания" style:display-name="Тема примечания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Текст_20_примечания" style:display-name="Текст примечания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Заголовок_20_оглавления" style:display-name="Заголовок оглавления" style:family="graphic">
      <style:paragraph-properties fo:margin-top="1.494cm" fo:margin-bottom="0cm" fo:line-height="115%" fo:text-align="start" style:text-autospace="none" style:writing-mode="lr-tb"/>
      <style:text-properties fo:color="#365f91" loext:opacity="100%" style:font-name="Cambria" fo:font-family="Cambria" style:font-family-generic="roman" style:font-pitch="variable" fo:font-size="14pt" fo:language="ru" fo:country="RU" fo:font-weight="bold" style:letter-kerning="false" style:font-name-asian="Times New Roman" style:font-family-asian="'Times New Roman'" style:font-family-generic-asian="roman" style:font-pitch-asian="variable" style:font-size-asian="14pt" style:font-weight-asian="bold" style:font-name-complex="Cambria" style:font-family-complex="Cambria" style:font-family-generic-complex="roman" style:font-pitch-complex="variable" style:font-size-complex="14pt" style:language-complex="ar" style:country-complex="SA" style:font-weight-complex="bold" style:text-scale="99%"/>
    </style:style>
    <style:style style:name="Схема_20_документа" style:display-name="Схема документа" style:family="graphic">
      <style:paragraph-properties fo:text-align="start" style:text-autospace="none" style:writing-mode="lr-tb"/>
      <style:text-properties style:use-window-font-color="true" loext:opacity="0%" style:font-name="Tahoma" fo:font-family="Tahoma" style:font-family-generic="swiss" style:font-pitch="variable" fo:font-size="8pt" fo:language="ru" fo:country="RU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 style:language-complex="ar" style:country-complex="SA"/>
    </style:style>
    <style:style style:name="Footnote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Текст_20_выноски" style:display-name="Текст выноски" style:family="graphic">
      <style:paragraph-properties fo:text-align="start" style:text-autospace="none" style:writing-mode="lr-tb"/>
      <style:text-properties style:use-window-font-color="true" loext:opacity="0%" style:font-name="Tahoma" fo:font-family="Tahoma" style:font-family-generic="swiss" style:font-pitch="variable" fo:font-size="8pt" fo:language="ru" fo:country="RU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 style:language-complex="ar" style:country-complex="SA"/>
    </style:style>
    <style:style style:name="Contents_20_9" style:display-name="Contents 9" style:family="graphic">
      <style:paragraph-properties fo:margin-left="5.974cm" fo:margin-right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9pt" fo:language="ru" fo:country="RU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Contents_20_8" style:display-name="Contents 8" style:family="graphic">
      <style:paragraph-properties fo:margin-left="5.226cm" fo:margin-right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9pt" fo:language="ru" fo:country="RU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Contents_20_7" style:display-name="Contents 7" style:family="graphic">
      <style:paragraph-properties fo:margin-left="4.48cm" fo:margin-right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9pt" fo:language="ru" fo:country="RU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Contents_20_6" style:display-name="Contents 6" style:family="graphic">
      <style:paragraph-properties fo:margin-left="3.734cm" fo:margin-right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9pt" fo:language="ru" fo:country="RU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Contents_20_5" style:display-name="Contents 5" style:family="graphic">
      <style:paragraph-properties fo:margin-left="2.986cm" fo:margin-right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9pt" fo:language="ru" fo:country="RU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Contents_20_4" style:display-name="Contents 4" style:family="graphic">
      <style:paragraph-properties fo:margin-left="2.24cm" fo:margin-right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9pt" fo:language="ru" fo:country="RU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Contents_20_3" style:display-name="Contents 3" style:family="graphic">
      <style:paragraph-properties fo:margin-left="1.494cm" fo:margin-right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italic"/>
    </style:style>
    <style:style style:name="Contents_20_2" style:display-name="Contents 2" style:family="graphic">
      <style:paragraph-properties fo:margin-left="0.746cm" fo:margin-right="0cm" fo:text-align="start" fo:text-indent="0cm" style:text-autospace="none" style:writing-mode="lr-tb">
        <style:tab-stops>
          <style:tab-stop style:position="29.122cm" style:type="right" style:leader-style="dotted" style:leader-text="."/>
        </style:tab-stops>
      </style:paragraph-properties>
      <style:text-properties fo:font-variant="small-caps"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ntents_20_1" style:display-name="Contents 1" style:family="graphic">
      <style:paragraph-properties fo:margin-top="0.374cm" fo:margin-bottom="0.374cm" fo:text-align="start" style:text-autospace="none" style:writing-mode="lr-tb">
        <style:tab-stops>
          <style:tab-stop style:position="29.122cm" style:type="right" style:leader-style="dotted" style:leader-text="."/>
        </style:tab-stops>
      </style:paragraph-properties>
      <style:text-properties fo:text-transform="uppercase" style:use-window-font-color="true" loext:opacity="0%" style:font-name="Times New Roman" fo:font-family="'Times New Roman'" style:font-family-generic="roman" style:font-pitch="variable" fo:font-size="10pt" fo:language="ru" fo:country="RU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Цитата" style:family="graphic">
      <style:paragraph-properties fo:margin-left="0cm" fo:margin-right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ooter" style:family="graphic">
      <style:paragraph-properties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_20_and_20_Footer" style:display-name="Header and Footer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ndex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1" fo:font-family="'Liberation Sans', Arial" style:font-family-generic="swiss" style:font-pitch="variable" fo:font-size="14pt" fo:language="ru" fo:country="RU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 style:language-complex="ar" style:country-complex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1T10:21:27.761150272</meta:creation-date>
    <dc:date>2023-03-15T10:34:49.199312499</dc:date>
    <meta:editing-duration>PT2H6M53S</meta:editing-duration>
    <meta:editing-cycles>24</meta:editing-cycles>
    <meta:generator>LibreOffice/7.3.7.2$Linux_X86_64 LibreOffice_project/30$Build-2</meta:generator>
    <meta:document-statistic meta:object-count="86"/>
  </office:meta>
</office:document-meta>
</file>